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4e0" officeooo:paragraph-rsid="000bf4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data color styles:</text:p>
      <text:p text:style-name="P1"/>
      <text:p text:style-name="P1">yellow:</text:p>
      <text:p text:style-name="P1"><text:tab/>#FAD60E</text:p>
      <text:p text:style-name="P1"><text:tab/>rgb(250, 214, 14)</text:p>
      <text:p text:style-name="P1"/>
      <text:p text:style-name="P1">Orange:</text:p>
      <text:p text:style-name="P1"><text:tab/>#EF8043</text:p>
      <text:p text:style-name="P1"><text:tab/>rgb(239, 128, 67)</text:p>
      <text:p text:style-name="P1"><text:tab/></text:p>
      <text:p text:style-name="P1">Blue:</text:p>
      <text:p text:style-name="P1"><text:tab/>#8FCDB8</text:p>
      <text:p text:style-name="P1"><text:tab/>rgb(143, 205, 184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1:12:17.043166859</meta:creation-date>
    <dc:date>2017-06-05T11:19:14.758768701</dc:date>
    <meta:editing-duration>PT6M58S</meta:editing-duration>
    <meta:editing-cycles>1</meta:editing-cycles>
    <meta:document-statistic meta:table-count="0" meta:image-count="0" meta:object-count="0" meta:page-count="1" meta:paragraph-count="11" meta:word-count="19" meta:character-count="122" meta:non-whitespace-character-count="106"/>
    <meta:generator>LibreOffice/5.1.6.2$Linux_X86_64 LibreOffice_project/10m0$Build-2</meta:generator>
  </office:meta>
</office:document-meta>
</file>